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P2" style:family="paragraph" style:parent-style-name="Header">
      <style:text-properties officeooo:rsid="00aaa58a" officeooo:paragraph-rsid="00aaa58a"/>
    </style:style>
    <style:style style:name="P3" style:family="paragraph" style:parent-style-name="Header">
      <style:text-properties officeooo:rsid="00a933a2" officeooo:paragraph-rsid="00a933a2"/>
    </style:style>
    <style:style style:name="P4" style:family="paragraph" style:parent-style-name="Standard">
      <style:text-properties officeooo:rsid="001ac6e2" officeooo:paragraph-rsid="001ac6e2"/>
    </style:style>
    <style:style style:name="P5" style:family="paragraph" style:parent-style-name="Standard">
      <style:text-properties officeooo:rsid="005f3e3c" officeooo:paragraph-rsid="005f3e3c"/>
    </style:style>
    <style:style style:name="P6" style:family="paragraph" style:parent-style-name="Text_20_body">
      <style:text-properties fo:font-weight="normal" officeooo:rsid="00eea7e2" officeooo:paragraph-rsid="00eea7e2" style:font-weight-asian="normal" style:font-weight-complex="normal"/>
    </style:style>
    <style:style style:name="P7" style:family="paragraph" style:parent-style-name="Text_20_body">
      <style:text-properties officeooo:rsid="006905cd" officeooo:paragraph-rsid="0078e201"/>
    </style:style>
    <style:style style:name="P8" style:family="paragraph" style:parent-style-name="Text_20_body">
      <style:text-properties officeooo:rsid="006905cd" officeooo:paragraph-rsid="00792649"/>
    </style:style>
    <style:style style:name="P9" style:family="paragraph" style:parent-style-name="Text_20_body">
      <style:text-properties officeooo:rsid="0074d0dd" officeooo:paragraph-rsid="0078e201"/>
    </style:style>
    <style:style style:name="P10" style:family="paragraph" style:parent-style-name="Text_20_body">
      <style:text-properties officeooo:rsid="0074d0dd" officeooo:paragraph-rsid="00792649"/>
    </style:style>
    <style:style style:name="P11" style:family="paragraph" style:parent-style-name="Text_20_body">
      <style:text-properties officeooo:rsid="007709f7" officeooo:paragraph-rsid="00792649"/>
    </style:style>
    <style:style style:name="P12" style:family="paragraph" style:parent-style-name="Text_20_body">
      <style:text-properties officeooo:rsid="007709f7" officeooo:paragraph-rsid="00e09b98"/>
    </style:style>
    <style:style style:name="P13" style:family="paragraph" style:parent-style-name="Text_20_body">
      <style:text-properties fo:font-weight="bold" officeooo:rsid="0074d0dd" officeooo:paragraph-rsid="0078e201" style:font-weight-asian="bold" style:font-weight-complex="bold"/>
    </style:style>
    <style:style style:name="P14" style:family="paragraph" style:parent-style-name="Text_20_body">
      <style:text-properties fo:font-weight="bold" officeooo:rsid="0074d0dd" officeooo:paragraph-rsid="00792649" style:font-weight-asian="bold" style:font-weight-complex="bold"/>
    </style:style>
    <style:style style:name="P15" style:family="paragraph" style:parent-style-name="Text_20_body">
      <style:text-properties fo:font-weight="bold" officeooo:rsid="0074d0dd" officeooo:paragraph-rsid="00e008d7" style:font-weight-asian="bold" style:font-weight-complex="bold"/>
    </style:style>
    <style:style style:name="P16" style:family="paragraph" style:parent-style-name="Text_20_body">
      <style:text-properties fo:font-weight="bold" officeooo:rsid="00dc2acc" officeooo:paragraph-rsid="00dc2acc" style:font-weight-asian="bold" style:font-weight-complex="bold"/>
    </style:style>
    <style:style style:name="P17" style:family="paragraph" style:parent-style-name="Text_20_body">
      <style:text-properties officeooo:rsid="00e008d7" officeooo:paragraph-rsid="00e008d7"/>
    </style:style>
    <style:style style:name="P18" style:family="paragraph" style:parent-style-name="Heading_20_1">
      <style:text-properties officeooo:paragraph-rsid="003efeba"/>
    </style:style>
    <style:style style:name="P19" style:family="paragraph" style:parent-style-name="Heading_20_1" style:master-page-name="Right_20_Page">
      <style:paragraph-properties style:page-number="auto"/>
    </style:style>
    <style:style style:name="T1" style:family="text">
      <style:text-properties officeooo:rsid="00a98cbf"/>
    </style:style>
    <style:style style:name="T2" style:family="text">
      <style:text-properties officeooo:rsid="0040b23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6c37be" style:font-weight-asian="bold" style:font-weight-complex="bold"/>
    </style:style>
    <style:style style:name="T5" style:family="text">
      <style:text-properties fo:font-weight="bold" officeooo:rsid="00e09b98" style:font-weight-asian="bold" style:font-weight-complex="bold"/>
    </style:style>
    <style:style style:name="T6" style:family="text">
      <style:text-properties fo:font-weight="bold" officeooo:rsid="010066ff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6c37be"/>
    </style:style>
    <style:style style:name="T9" style:family="text">
      <style:text-properties officeooo:rsid="007709f7"/>
    </style:style>
    <style:style style:name="T10" style:family="text">
      <style:text-properties officeooo:rsid="0078e201"/>
    </style:style>
    <style:style style:name="T11" style:family="text">
      <style:text-properties officeooo:rsid="00e008d7"/>
    </style:style>
    <style:style style:name="T12" style:family="text">
      <style:text-properties officeooo:rsid="00e0a3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text:bookmark-start text:name="__RefHeading___Toc132_1674063424"/>I/ Installation du client Minetest.<text:bookmark-end text:name="__RefHeading___Toc132_1674063424"/></text:h>
      <text:p text:style-name="P4"/>
      <text:h text:style-name="Heading_20_2" text:outline-level="2"><text:bookmark-start text:name="__RefHeading___Toc134_1674063424"/>1/ A partir des binaires/exécutables<text:span text:style-name="T2">.</text:span><text:bookmark-end text:name="__RefHeading___Toc134_1674063424"/></text:h>
      <text:p text:style-name="P4"/>
      <text:p text:style-name="P7">1/ <text:span text:style-name="T9">Avec un ordinateur sous </text:span><text:s/><text:span text:style-name="T3">Windows</text:span><text:span text:style-name="T10">.</text:span> </text:p>
      <text:p text:style-name="P13">/!\ A faire /!\</text:p>
      <text:p text:style-name="P9"/>
      <text:p text:style-name="P17">2/ Avec un ord<text:span text:style-name="T12">i</text:span>nateur sous <text:span text:style-name="T3">MacOs</text:span>.</text:p>
      <text:p text:style-name="P15">/!\ A faire /!\</text:p>
      <text:p text:style-name="P15"/>
      <text:p text:style-name="P12"><text:span text:style-name="T11">3</text:span>/ Avec un ordinateur sous <text:span text:style-name="T5">L/X/</text:span><text:span text:style-name="T3">Ubuntu</text:span><text:span text:style-name="T10">.</text:span></text:p>
      <text:p text:style-name="P16"><text:span text:style-name="T7">Le procédure est à peu prés similaire à ''</text:span><text:span text:style-name="T9">3/ Avec un <text:s/>Raspberry Pi 3 sous Raspbian.</text:span><text:span text:style-name="T7">''.</text:span></text:p>
      <text:p text:style-name="P9"/>
      <text:p text:style-name="P7"><text:span text:style-name="T11">4</text:span>/ <text:span text:style-name="T9">Avec un </text:span><text:s/><text:span text:style-name="T4">Raspberry Pi 3</text:span><text:span text:style-name="T8"> sous </text:span><text:span text:style-name="T4">Raspbian</text:span><text:span text:style-name="T8">. </text:span><text:s/></text:p>
      <text:p text:style-name="P13">/!\ A faire /!\</text:p>
      <text:p text:style-name="P13"/>
      <text:p text:style-name="P6">5/ Avec un téléphone portable sous Android.</text:p>
      <text:p text:style-name="P6"/>
      <text:p text:style-name="P6"/>
      <text:h text:style-name="Heading_20_2" text:outline-level="2"><text:bookmark-start text:name="__RefHeading___Toc136_1674063424"/>2/ A partir du code source<text:span text:style-name="T2">.</text:span><text:bookmark-end text:name="__RefHeading___Toc136_1674063424"/></text:h>
      <text:p text:style-name="P4"/>
      <text:p text:style-name="P8">1/ <text:span text:style-name="T9">Avec un ordinateur sous </text:span><text:s/><text:span text:style-name="T3">Window</text:span>s<text:span text:style-name="T10">.</text:span> </text:p>
      <text:p text:style-name="P14">/!\ A faire /!\</text:p>
      <text:p text:style-name="P10"/>
      <text:p text:style-name="P17">2/ Avec un ord<text:span text:style-name="T12">i</text:span>nateur sous <text:span text:style-name="T3">MacOs</text:span>.</text:p>
      <text:p text:style-name="P15">/!\ A faire /!\</text:p>
      <text:p text:style-name="P15"/>
      <text:p text:style-name="P11"><text:span text:style-name="T11">3</text:span>/ Avec un ordinateur sous <text:span text:style-name="T5">L/X/</text:span><text:span text:style-name="T3">Ubuntu</text:span><text:span text:style-name="T10">.</text:span></text:p>
      <text:p text:style-name="P16"><text:span text:style-name="T7">Le procédure est à peu prés similaire à '</text:span>'<text:span text:style-name="T9">3/ Avec un <text:s/>Raspberry Pi 3 sous Raspbian.</text:span>'.</text:p>
      <text:p text:style-name="P10"/>
      <text:p text:style-name="P8"><text:soft-page-break/><text:span text:style-name="T9">3</text:span>/ <text:span text:style-name="T9">Avec un </text:span><text:s/><text:span text:style-name="T4">Raspberry Pi 3 </text:span><text:span text:style-name="T8">sous </text:span><text:span text:style-name="T4">Raspbia</text:span><text:span text:style-name="T8">n. </text:span><text:s/></text:p>
      <text:p text:style-name="P5">Voir le chapitre '<text:span text:style-name="T3">VI/ Installation du client Minetest Stable 0.4.1</text:span><text:span text:style-name="T6">5</text:span><text:span text:style-name="T3"> sur Raspberry Pi 3.</text:span>'.</text:p>
      <text:h text:style-name="P18" text:outline-level="1"><text:bookmark-start text:name="__RefHeading__4970_1733401864"/><text:bookmark-end text:name="__RefHeading__4970_173340186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MP2" style:family="paragraph" style:parent-style-name="Header">
      <style:text-properties officeooo:rsid="00aaa58a" officeooo:paragraph-rsid="00aaa58a"/>
    </style:style>
    <style:style style:name="MP3" style:family="paragraph" style:parent-style-name="Header">
      <style:text-properties officeooo:rsid="00a933a2" officeooo:paragraph-rsid="00a933a2"/>
    </style:style>
    <style:style style:name="MT1" style:family="text">
      <style:text-properties officeooo:rsid="00a98cb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MP2"><text:page-number text:select-page="current">2</text:page-number></text:p>
      </style:header>
      <style:footer>
        <text:p text:style-name="Footer"/>
      </style:footer>
    </style:master-page>
    <style:master-page style:name="Right_20_Page" style:display-name="Right Page" style:page-layout-name="Mpm3" style:next-style-name="Left_20_Page">
      <style:header>
        <text:p text:style-name="MP3"><text:tab/><text:tab/><text:span text:style-name="MT1"><text:tab/> <text:s text:c="9"/></text:span><text:span text:style-name="MT1"><text:page-number text:select-page="current">1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6:02:29.386449785</meta:creation-date>
    <meta:generator>LibreOffice/5.3.1.2$Linux_X86_64 LibreOffice_project/30m0$Build-2</meta:generator>
    <dc:date>2017-12-03T13:02:59.266137423</dc:date>
    <meta:editing-duration>PT6H41M56S</meta:editing-duration>
    <meta:editing-cycles>228</meta:editing-cycles>
    <meta:document-statistic meta:table-count="0" meta:image-count="0" meta:object-count="0" meta:page-count="2" meta:paragraph-count="22" meta:word-count="143" meta:character-count="794" meta:non-whitespace-character-count="648"/>
  </office:meta>
</office:document-meta>
</file>